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18in"/>
    </style:style>
    <style:style style:name="co3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tPrestonTrendLine" table:style-name="ta1">
        <table:shapes>
          <draw:frame draw:z-index="0" draw:style-name="gr1" draw:text-style-name="P1" svg:width="8.9764in" svg:height="5.0472in" svg:x="6.0909in" svg:y="4.8071in">
            <draw:object draw:notify-on-update-of-ranges="InstPrestonTrendLine.B8:InstPrestonTrendLine.B24 InstPrestonTrendLine.C6:InstPrestonTrendLine.C6 InstPrestonTrendLine.C8:InstPrestonTrendLine.C24 InstPrestonTrendLine.B8:InstPrestonTrendLine.B24 InstPrestonTrendLine.E6:InstPrestonTrendLine.E6 InstPrestonTrendLine.E8:InstPrestonTrendLine.E24 InstPrestonTrendLine.B8:InstPrestonTrendLine.B24 InstPrestonTrendLine.D6:InstPrestonTrendLine.D6 InstPrestonTrendLine.D8:InstPrestonTrendLine.D24 InstPrestonTrendLine.B8:InstPrestonTrendLine.B24 InstPrestonTrendLine.G6:InstPrestonTrendLine.G6 InstPrestonTrendLine.G8:InstPrestonTrendLine.G24 InstPrestonTrendLine.B8:InstPrestonTrendLine.B24 InstPrestonTrendLine.I6:InstPrestonTrendLine.I6 InstPrestonTrendLine.I8:InstPrestonTrendLine.I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IntlDs</text:p>
          </table:table-cell>
          <table:table-cell table:number-columns-repeated="3" office:value-type="string" calcext:value-type="string">
            <text:p>years</text:p>
          </table:table-cell>
          <table:table-cell/>
          <table:table-cell office:value-type="string" calcext:value-type="string">
            <text:p>((1.27814 *(r/GDPPC[1])^(0.252439))-0.885932)*LEB[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DPPC</text:p>
          </table:table-cell>
          <table:table-cell table:number-columns-repeated="3" office:value-type="string" calcext:value-type="string">
            <text:p>LE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stonLEB_a(r)</text:p>
          </table:table-cell>
          <table:table-cell office:value-type="string" calcext:value-type="string">
            <text:p>PrestonLEB_b(r)</text:p>
          </table:table-cell>
          <table:table-cell office:value-type="string" calcext:value-type="string">
            <text:p>PrestonLEB_c(r)</text:p>
          </table:table-cell>
          <table:table-cell/>
          <table:table-cell office:value-type="string" calcext:value-type="string">
            <text:p>LEBmodel5(r)</text:p>
          </table:table-cell>
          <table:table-cell/>
          <table:table-cell office:value-type="string" calcext:value-type="string">
            <text:p>PrestonLEB_Approx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6.6354*(LN([.B8]*1.5))+10.754" office:value-type="float" office:value="54.6808337546115" calcext:value-type="float">
            <text:p>54.6808337546115</text:p>
          </table:table-cell>
          <table:table-cell table:formula="of:=6.0406*(LN([.B8]*1.6))+16.132" office:value-type="float" office:value="56.5110656021509" calcext:value-type="float">
            <text:p>56.5110656021509</text:p>
          </table:table-cell>
          <table:table-cell table:formula="of:=7.02*(LN([.B8]*1.55))+6.9" office:value-type="float" office:value="53.6030984660605" calcext:value-type="float">
            <text:p>53.6030984660605</text:p>
          </table:table-cell>
          <table:table-cell/>
          <table:table-cell table:formula="of:=((1.27814*([.B8]/127)^(0.252439))-0.885932)*26" office:value-type="float" office:value="23.9329989156373" calcext:value-type="float">
            <text:p>23.9329989156373</text:p>
          </table:table-cell>
          <table:table-cell/>
          <table:table-cell table:formula="of:=((1.27814*([.B8]/700)^(0.15))+0.95)*26" office:value-type="float" office:value="56.2960337555292" calcext:value-type="float">
            <text:p>56.2960337555292</text:p>
          </table:table-cell>
        </table:table-row>
        <table:table-row table:style-name="ro1">
          <table:table-cell/>
          <table:table-cell table:formula="of:=[.B8]+1000" office:value-type="float" office:value="1500" calcext:value-type="float">
            <text:p>1500</text:p>
          </table:table-cell>
          <table:table-cell table:formula="of:=6.6354*(LN([.B9]*1.5))+10.754" office:value-type="float" office:value="61.9705657348399" calcext:value-type="float">
            <text:p>61.9705657348399</text:p>
          </table:table-cell>
          <table:table-cell table:formula="of:=6.0406*(LN([.B9]*1.6))+16.132" office:value-type="float" office:value="63.1473429930795" calcext:value-type="float">
            <text:p>63.1473429930795</text:p>
          </table:table-cell>
          <table:table-cell table:formula="of:=7.02*(LN([.B9]*1.55))+6.9" office:value-type="float" office:value="61.3153567325106" calcext:value-type="float">
            <text:p>61.3153567325106</text:p>
          </table:table-cell>
          <table:table-cell/>
          <table:table-cell table:formula="of:=((1.27814*([.B9]/127)^(0.252439))-0.885932)*26" office:value-type="float" office:value="38.9439693145316" calcext:value-type="float">
            <text:p>38.9439693145316</text:p>
          </table:table-cell>
          <table:table-cell/>
          <table:table-cell table:formula="of:=((1.27814*([.B9]/700)^(0.15))+0.95)*26" office:value-type="float" office:value="61.9563888157012" calcext:value-type="float">
            <text:p>61.9563888157012</text:p>
          </table:table-cell>
        </table:table-row>
        <table:table-row table:style-name="ro1">
          <table:table-cell/>
          <table:table-cell table:formula="of:=[.B9]+1000" office:value-type="float" office:value="2500" calcext:value-type="float">
            <text:p>2500</text:p>
          </table:table-cell>
          <table:table-cell table:formula="of:=6.6354*(LN([.B10]*1.5))+10.754" office:value-type="float" office:value="65.3600980787768" calcext:value-type="float">
            <text:p>65.3600980787768</text:p>
          </table:table-cell>
          <table:table-cell table:formula="of:=6.0406*(LN([.B10]*1.6))+16.132" office:value-type="float" office:value="66.2330362560003" calcext:value-type="float">
            <text:p>66.2330362560003</text:p>
          </table:table-cell>
          <table:table-cell table:formula="of:=7.02*(LN([.B10]*1.55))+6.9" office:value-type="float" office:value="64.9013526113479" calcext:value-type="float">
            <text:p>64.9013526113479</text:p>
          </table:table-cell>
          <table:table-cell/>
          <table:table-cell table:formula="of:=((1.27814*([.B10]/127)^(0.252439))-0.885932)*26" office:value-type="float" office:value="47.4743928870609" calcext:value-type="float">
            <text:p>47.4743928870609</text:p>
          </table:table-cell>
          <table:table-cell/>
          <table:table-cell table:formula="of:=((1.27814*([.B10]/700)^(0.15))+0.95)*26" office:value-type="float" office:value="64.9233344232851" calcext:value-type="float">
            <text:p>64.9233344232851</text:p>
          </table:table-cell>
        </table:table-row>
        <table:table-row table:style-name="ro1">
          <table:table-cell/>
          <table:table-cell table:formula="of:=[.B10]+1000" office:value-type="float" office:value="3500" calcext:value-type="float">
            <text:p>3500</text:p>
          </table:table-cell>
          <table:table-cell table:formula="of:=6.6354*(LN([.B11]*1.5))+10.754" office:value-type="float" office:value="67.5927259576531" calcext:value-type="float">
            <text:p>67.5927259576531</text:p>
          </table:table-cell>
          <table:table-cell table:formula="of:=6.0406*(LN([.B11]*1.6))+16.132" office:value-type="float" office:value="68.2655304485344" calcext:value-type="float">
            <text:p>68.2655304485344</text:p>
          </table:table-cell>
          <table:table-cell table:formula="of:=7.02*(LN([.B11]*1.55))+6.9" office:value-type="float" office:value="67.2633877124288" calcext:value-type="float">
            <text:p>67.2633877124288</text:p>
          </table:table-cell>
          <table:table-cell/>
          <table:table-cell table:formula="of:=((1.27814*([.B11]/127)^(0.252439))-0.885932)*26" office:value-type="float" office:value="53.7250069252965" calcext:value-type="float">
            <text:p>53.7250069252965</text:p>
          </table:table-cell>
          <table:table-cell/>
          <table:table-cell table:formula="of:=((1.27814*([.B11]/700)^(0.15))+0.95)*26" office:value-type="float" office:value="67.0055431417972" calcext:value-type="float">
            <text:p>67.0055431417972</text:p>
          </table:table-cell>
        </table:table-row>
        <table:table-row table:style-name="ro1">
          <table:table-cell/>
          <table:table-cell table:formula="of:=[.B11]+1000" office:value-type="float" office:value="4500" calcext:value-type="float">
            <text:p>4500</text:p>
          </table:table-cell>
          <table:table-cell table:formula="of:=6.6354*(LN([.B12]*1.5))+10.754" office:value-type="float" office:value="69.2602977150683" calcext:value-type="float">
            <text:p>69.2602977150683</text:p>
          </table:table-cell>
          <table:table-cell table:formula="of:=6.0406*(LN([.B12]*1.6))+16.132" office:value-type="float" office:value="69.7836203840081" calcext:value-type="float">
            <text:p>69.7836203840081</text:p>
          </table:table-cell>
          <table:table-cell table:formula="of:=7.02*(LN([.B12]*1.55))+6.9" office:value-type="float" office:value="69.0276149989608" calcext:value-type="float">
            <text:p>69.0276149989608</text:p>
          </table:table-cell>
          <table:table-cell/>
          <table:table-cell table:formula="of:=((1.27814*([.B12]/127)^(0.252439))-0.885932)*26" office:value-type="float" office:value="58.7525236442566" calcext:value-type="float">
            <text:p>58.7525236442566</text:p>
          </table:table-cell>
          <table:table-cell/>
          <table:table-cell table:formula="of:=((1.27814*([.B12]/700)^(0.15))+0.95)*26" office:value-type="float" office:value="68.6307831586237" calcext:value-type="float">
            <text:p>68.6307831586237</text:p>
          </table:table-cell>
        </table:table-row>
        <table:table-row table:style-name="ro1">
          <table:table-cell/>
          <table:table-cell table:formula="of:=[.B12]+1000" office:value-type="float" office:value="5500" calcext:value-type="float">
            <text:p>5500</text:p>
          </table:table-cell>
          <table:table-cell table:formula="of:=6.6354*(LN([.B13]*1.5))+10.754" office:value-type="float" office:value="70.5918280477378" calcext:value-type="float">
            <text:p>70.5918280477378</text:p>
          </table:table-cell>
          <table:table-cell table:formula="of:=6.0406*(LN([.B13]*1.6))+16.132" office:value-type="float" office:value="70.9957917870167" calcext:value-type="float">
            <text:p>70.9957917870167</text:p>
          </table:table-cell>
          <table:table-cell table:formula="of:=7.02*(LN([.B13]*1.55))+6.9" office:value-type="float" office:value="70.436323281105" calcext:value-type="float">
            <text:p>70.436323281105</text:p>
          </table:table-cell>
          <table:table-cell/>
          <table:table-cell table:formula="of:=((1.27814*([.B13]/127)^(0.252439))-0.885932)*26" office:value-type="float" office:value="63.0023371676898" calcext:value-type="float">
            <text:p>63.0023371676898</text:p>
          </table:table-cell>
          <table:table-cell/>
          <table:table-cell table:formula="of:=((1.27814*([.B13]/700)^(0.15))+0.95)*26" office:value-type="float" office:value="69.973229139231" calcext:value-type="float">
            <text:p>69.973229139231</text:p>
          </table:table-cell>
        </table:table-row>
        <table:table-row table:style-name="ro1">
          <table:table-cell/>
          <table:table-cell table:formula="of:=[.B13]+1000" office:value-type="float" office:value="6500" calcext:value-type="float">
            <text:p>6500</text:p>
          </table:table-cell>
          <table:table-cell table:formula="of:=6.6354*(LN([.B14]*1.5))+10.754" office:value-type="float" office:value="71.7002987211118" calcext:value-type="float">
            <text:p>71.7002987211118</text:p>
          </table:table-cell>
          <table:table-cell table:formula="of:=6.0406*(LN([.B14]*1.6))+16.132" office:value-type="float" office:value="72.004898690833" calcext:value-type="float">
            <text:p>72.004898690833</text:p>
          </table:table-cell>
          <table:table-cell table:formula="of:=7.02*(LN([.B14]*1.55))+6.9" office:value-type="float" office:value="71.6090429554405" calcext:value-type="float">
            <text:p>71.6090429554405</text:p>
          </table:table-cell>
          <table:table-cell/>
          <table:table-cell table:formula="of:=((1.27814*([.B14]/127)^(0.252439))-0.885932)*26" office:value-type="float" office:value="66.7081725511202" calcext:value-type="float">
            <text:p>66.7081725511202</text:p>
          </table:table-cell>
          <table:table-cell/>
          <table:table-cell table:formula="of:=((1.27814*([.B14]/700)^(0.15))+0.95)*26" office:value-type="float" office:value="71.1220240221677" calcext:value-type="float">
            <text:p>71.1220240221677</text:p>
          </table:table-cell>
        </table:table-row>
        <table:table-row table:style-name="ro1">
          <table:table-cell/>
          <table:table-cell table:formula="of:=[.B14]+1000" office:value-type="float" office:value="7500" calcext:value-type="float">
            <text:p>7500</text:p>
          </table:table-cell>
          <table:table-cell table:formula="of:=6.6354*(LN([.B15]*1.5))+10.754" office:value-type="float" office:value="72.6498300590051" calcext:value-type="float">
            <text:p>72.6498300590051</text:p>
          </table:table-cell>
          <table:table-cell table:formula="of:=6.0406*(LN([.B15]*1.6))+16.132" office:value-type="float" office:value="72.8693136469289" calcext:value-type="float">
            <text:p>72.8693136469289</text:p>
          </table:table-cell>
          <table:table-cell table:formula="of:=7.02*(LN([.B15]*1.55))+6.9" office:value-type="float" office:value="72.613610877798" calcext:value-type="float">
            <text:p>72.613610877798</text:p>
          </table:table-cell>
          <table:table-cell/>
          <table:table-cell table:formula="of:=((1.27814*([.B15]/127)^(0.252439))-0.885932)*26" office:value-type="float" office:value="70.0093147977759" calcext:value-type="float">
            <text:p>70.0093147977759</text:p>
          </table:table-cell>
          <table:table-cell/>
          <table:table-cell table:formula="of:=((1.27814*([.B15]/700)^(0.15))+0.95)*26" office:value-type="float" office:value="72.1292500866709" calcext:value-type="float">
            <text:p>72.1292500866709</text:p>
          </table:table-cell>
        </table:table-row>
        <table:table-row table:style-name="ro1">
          <table:table-cell/>
          <table:table-cell table:formula="of:=[.B15]+1000" office:value-type="float" office:value="8500" calcext:value-type="float">
            <text:p>8500</text:p>
          </table:table-cell>
          <table:table-cell table:formula="of:=6.6354*(LN([.B16]*1.5))+10.754" office:value-type="float" office:value="73.4803375777621" calcext:value-type="float">
            <text:p>73.4803375777621</text:p>
          </table:table-cell>
          <table:table-cell table:formula="of:=6.0406*(LN([.B16]*1.6))+16.132" office:value-type="float" office:value="73.6253741282569" calcext:value-type="float">
            <text:p>73.6253741282569</text:p>
          </table:table-cell>
          <table:table-cell table:formula="of:=7.02*(LN([.B16]*1.55))+6.9" office:value-type="float" office:value="73.4922561413351" calcext:value-type="float">
            <text:p>73.4922561413351</text:p>
          </table:table-cell>
          <table:table-cell/>
          <table:table-cell table:formula="of:=((1.27814*([.B16]/127)^(0.252439))-0.885932)*26" office:value-type="float" office:value="72.9960603822535" calcext:value-type="float">
            <text:p>72.9960603822535</text:p>
          </table:table-cell>
          <table:table-cell/>
          <table:table-cell table:formula="of:=((1.27814*([.B16]/700)^(0.15))+0.95)*26" office:value-type="float" office:value="73.0281206955503" calcext:value-type="float">
            <text:p>73.0281206955503</text:p>
          </table:table-cell>
        </table:table-row>
        <table:table-row table:style-name="ro1">
          <table:table-cell/>
          <table:table-cell table:formula="of:=[.B16]+1000" office:value-type="float" office:value="9500" calcext:value-type="float">
            <text:p>9500</text:p>
          </table:table-cell>
          <table:table-cell table:formula="of:=6.6354*(LN([.B17]*1.5))+10.754" office:value-type="float" office:value="74.2183641569725" calcext:value-type="float">
            <text:p>74.2183641569725</text:p>
          </table:table-cell>
          <table:table-cell table:formula="of:=6.0406*(LN([.B17]*1.6))+16.132" office:value-type="float" office:value="74.2972436997037" calcext:value-type="float">
            <text:p>74.2972436997037</text:p>
          </table:table-cell>
          <table:table-cell table:formula="of:=7.02*(LN([.B17]*1.55))+6.9" office:value-type="float" office:value="74.2730600998089" calcext:value-type="float">
            <text:p>74.2730600998089</text:p>
          </table:table-cell>
          <table:table-cell/>
          <table:table-cell table:formula="of:=((1.27814*([.B17]/127)^(0.252439))-0.885932)*26" office:value-type="float" office:value="75.7305788122562" calcext:value-type="float">
            <text:p>75.7305788122562</text:p>
          </table:table-cell>
          <table:table-cell/>
          <table:table-cell table:formula="of:=((1.27814*([.B17]/700)^(0.15))+0.95)*26" office:value-type="float" office:value="73.8411832283797" calcext:value-type="float">
            <text:p>73.8411832283797</text:p>
          </table:table-cell>
        </table:table-row>
        <table:table-row table:style-name="ro1">
          <table:table-cell/>
          <table:table-cell table:formula="of:=[.B17]+1000" office:value-type="float" office:value="10500" calcext:value-type="float">
            <text:p>10500</text:p>
          </table:table-cell>
          <table:table-cell table:formula="of:=6.6354*(LN([.B18]*1.5))+10.754" office:value-type="float" office:value="74.8824579378815" calcext:value-type="float">
            <text:p>74.8824579378815</text:p>
          </table:table-cell>
          <table:table-cell table:formula="of:=6.0406*(LN([.B18]*1.6))+16.132" office:value-type="float" office:value="74.901807839463" calcext:value-type="float">
            <text:p>74.901807839463</text:p>
          </table:table-cell>
          <table:table-cell table:formula="of:=7.02*(LN([.B18]*1.55))+6.9" office:value-type="float" office:value="74.9756459788789" calcext:value-type="float">
            <text:p>74.9756459788789</text:p>
          </table:table-cell>
          <table:table-cell/>
          <table:table-cell table:formula="of:=((1.27814*([.B18]/127)^(0.252439))-0.885932)*26" office:value-type="float" office:value="78.2576574751857" calcext:value-type="float">
            <text:p>78.2576574751857</text:p>
          </table:table-cell>
          <table:table-cell/>
          <table:table-cell table:formula="of:=((1.27814*([.B18]/700)^(0.15))+0.95)*26" office:value-type="float" office:value="74.5844815949216" calcext:value-type="float">
            <text:p>74.5844815949216</text:p>
          </table:table-cell>
        </table:table-row>
        <table:table-row table:style-name="ro1">
          <table:table-cell/>
          <table:table-cell table:formula="of:=[.B18]+1000" office:value-type="float" office:value="11500" calcext:value-type="float">
            <text:p>11500</text:p>
          </table:table-cell>
          <table:table-cell table:formula="of:=6.6354*(LN([.B19]*1.5))+10.754" office:value-type="float" office:value="75.4860920749878" calcext:value-type="float">
            <text:p>75.4860920749878</text:p>
          </table:table-cell>
          <table:table-cell table:formula="of:=6.0406*(LN([.B19]*1.6))+16.132" office:value-type="float" office:value="75.4513319628925" calcext:value-type="float">
            <text:p>75.4513319628925</text:p>
          </table:table-cell>
          <table:table-cell table:formula="of:=7.02*(LN([.B19]*1.55))+6.9" office:value-type="float" office:value="75.6142678618831" calcext:value-type="float">
            <text:p>75.6142678618831</text:p>
          </table:table-cell>
          <table:table-cell/>
          <table:table-cell table:formula="of:=((1.27814*([.B19]/127)^(0.252439))-0.885932)*26" office:value-type="float" office:value="80.6107234228661" calcext:value-type="float">
            <text:p>80.6107234228661</text:p>
          </table:table-cell>
          <table:table-cell/>
          <table:table-cell table:formula="of:=((1.27814*([.B19]/700)^(0.15))+0.95)*26" office:value-type="float" office:value="75.2698592106492" calcext:value-type="float">
            <text:p>75.2698592106492</text:p>
          </table:table-cell>
        </table:table-row>
        <table:table-row table:style-name="ro1">
          <table:table-cell/>
          <table:table-cell table:formula="of:=[.B19]+1000" office:value-type="float" office:value="12500" calcext:value-type="float">
            <text:p>12500</text:p>
          </table:table-cell>
          <table:table-cell table:formula="of:=6.6354*(LN([.B20]*1.5))+10.754" office:value-type="float" office:value="76.039362402942" calcext:value-type="float">
            <text:p>76.039362402942</text:p>
          </table:table-cell>
          <table:table-cell table:formula="of:=6.0406*(LN([.B20]*1.6))+16.132" office:value-type="float" office:value="75.9550069098497" calcext:value-type="float">
            <text:p>75.9550069098497</text:p>
          </table:table-cell>
          <table:table-cell table:formula="of:=7.02*(LN([.B20]*1.55))+6.9" office:value-type="float" office:value="76.1996067566353" calcext:value-type="float">
            <text:p>76.1996067566353</text:p>
          </table:table-cell>
          <table:table-cell/>
          <table:table-cell table:formula="of:=((1.27814*([.B20]/127)^(0.252439))-0.885932)*26" office:value-type="float" office:value="82.81544417942" calcext:value-type="float">
            <text:p>82.81544417942</text:p>
          </table:table-cell>
          <table:table-cell/>
          <table:table-cell table:formula="of:=((1.27814*([.B20]/700)^(0.15))+0.95)*26" office:value-type="float" office:value="75.9063205352255" calcext:value-type="float">
            <text:p>75.9063205352255</text:p>
          </table:table-cell>
        </table:table-row>
        <table:table-row table:style-name="ro1">
          <table:table-cell/>
          <table:table-cell table:formula="of:=[.B20]+1000" office:value-type="float" office:value="13500" calcext:value-type="float">
            <text:p>13500</text:p>
          </table:table-cell>
          <table:table-cell table:formula="of:=6.6354*(LN([.B21]*1.5))+10.754" office:value-type="float" office:value="76.5500296952967" calcext:value-type="float">
            <text:p>76.5500296952967</text:p>
          </table:table-cell>
          <table:table-cell table:formula="of:=6.0406*(LN([.B21]*1.6))+16.132" office:value-type="float" office:value="76.4198977749367" calcext:value-type="float">
            <text:p>76.4198977749367</text:p>
          </table:table-cell>
          <table:table-cell table:formula="of:=7.02*(LN([.B21]*1.55))+6.9" office:value-type="float" office:value="76.7398732654109" calcext:value-type="float">
            <text:p>76.7398732654109</text:p>
          </table:table-cell>
          <table:table-cell/>
          <table:table-cell table:formula="of:=((1.27814*([.B21]/127)^(0.252439))-0.885932)*26" office:value-type="float" office:value="84.8919945916227" calcext:value-type="float">
            <text:p>84.8919945916227</text:p>
          </table:table-cell>
          <table:table-cell/>
          <table:table-cell table:formula="of:=((1.27814*([.B21]/700)^(0.15))+0.95)*26" office:value-type="float" office:value="76.5008795344297" calcext:value-type="float">
            <text:p>76.5008795344297</text:p>
          </table:table-cell>
        </table:table-row>
        <table:table-row table:style-name="ro1">
          <table:table-cell/>
          <table:table-cell table:formula="of:=[.B21]+1000" office:value-type="float" office:value="14500" calcext:value-type="float">
            <text:p>14500</text:p>
          </table:table-cell>
          <table:table-cell table:formula="of:=6.6354*(LN([.B22]*1.5))+10.754" office:value-type="float" office:value="77.0241885049038" calcext:value-type="float">
            <text:p>77.0241885049038</text:p>
          </table:table-cell>
          <table:table-cell table:formula="of:=6.0406*(LN([.B22]*1.6))+16.132" office:value-type="float" office:value="76.8515527927672" calcext:value-type="float">
            <text:p>76.8515527927672</text:p>
          </table:table-cell>
          <table:table-cell table:formula="of:=7.02*(LN([.B22]*1.55))+6.9" office:value-type="float" office:value="77.2415151925655" calcext:value-type="float">
            <text:p>77.2415151925655</text:p>
          </table:table-cell>
          <table:table-cell/>
          <table:table-cell table:formula="of:=((1.27814*([.B22]/127)^(0.252439))-0.885932)*26" office:value-type="float" office:value="86.856544985395" calcext:value-type="float">
            <text:p>86.856544985395</text:p>
          </table:table-cell>
          <table:table-cell/>
          <table:table-cell table:formula="of:=((1.27814*([.B22]/700)^(0.15))+0.95)*26" office:value-type="float" office:value="77.0591115686105" calcext:value-type="float">
            <text:p>77.0591115686105</text:p>
          </table:table-cell>
        </table:table-row>
        <table:table-row table:style-name="ro1">
          <table:table-cell/>
          <table:table-cell table:formula="of:=[.B22]+1000" office:value-type="float" office:value="15500" calcext:value-type="float">
            <text:p>15500</text:p>
          </table:table-cell>
          <table:table-cell table:formula="of:=6.6354*(LN([.B23]*1.5))+10.754" office:value-type="float" office:value="77.4667124512523" calcext:value-type="float">
            <text:p>77.4667124512523</text:p>
          </table:table-cell>
          <table:table-cell table:formula="of:=6.0406*(LN([.B23]*1.6))+16.132" office:value-type="float" office:value="77.2544087095639" calcext:value-type="float">
            <text:p>77.2544087095639</text:p>
          </table:table-cell>
          <table:table-cell table:formula="of:=7.02*(LN([.B23]*1.55))+6.9" office:value-type="float" office:value="77.7096886415462" calcext:value-type="float">
            <text:p>77.7096886415462</text:p>
          </table:table-cell>
          <table:table-cell/>
          <table:table-cell table:formula="of:=((1.27814*([.B23]/127)^(0.252439))-0.885932)*26" office:value-type="float" office:value="88.722272754663" calcext:value-type="float">
            <text:p>88.722272754663</text:p>
          </table:table-cell>
          <table:table-cell/>
          <table:table-cell table:formula="of:=((1.27814*([.B23]/700)^(0.15))+0.95)*26" office:value-type="float" office:value="77.585525390892" calcext:value-type="float">
            <text:p>77.585525390892</text:p>
          </table:table-cell>
        </table:table-row>
        <table:table-row table:style-name="ro1">
          <table:table-cell/>
          <table:table-cell table:formula="of:=[.B23]+1000" office:value-type="float" office:value="16500" calcext:value-type="float">
            <text:p>16500</text:p>
          </table:table-cell>
          <table:table-cell table:formula="of:=6.6354*(LN([.B24]*1.5))+10.754" office:value-type="float" office:value="77.8815600279662" calcext:value-type="float">
            <text:p>77.8815600279662</text:p>
          </table:table-cell>
          <table:table-cell table:formula="of:=6.0406*(LN([.B24]*1.6))+16.132" office:value-type="float" office:value="77.6320691779453" calcext:value-type="float">
            <text:p>77.6320691779453</text:p>
          </table:table-cell>
          <table:table-cell table:formula="of:=7.02*(LN([.B24]*1.55))+6.9" office:value-type="float" office:value="78.1485815475552" calcext:value-type="float">
            <text:p>78.1485815475552</text:p>
          </table:table-cell>
          <table:table-cell/>
          <table:table-cell table:formula="of:=(1.27814*([.B24]/127)^(0.252439)-0.885932)*26" office:value-type="float" office:value="90.5000705409515" calcext:value-type="float">
            <text:p>90.5000705409515</text:p>
          </table:table-cell>
          <table:table-cell/>
          <table:table-cell table:formula="of:=((1.27814*([.B24]/700)^(0.15))+0.95)*26" office:value-type="float" office:value="78.0838215519173" calcext:value-type="float">
            <text:p>78.0838215519173</text:p>
          </table:table-cell>
        </table:table-row>
      </table:table>
      <table:table table:name="PopuTL_coeff_comparison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Exponents of allometry models 5 and 6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model5</text:p>
          </table:table-cell>
          <table:table-cell office:value-type="string" calcext:value-type="string">
            <text:p>#[0.000809814, 0.331911, 2.04555, -0.0651806][0.00068161, 0.53622, 1.64428, -0.0429536]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del6</text:p>
          </table:table-cell>
          <table:table-cell office:value-type="string" calcext:value-type="string">
            <text:p>#[0.00111146, 0.27198, 1.86948, -0.0083154][0.000837945, 0.515811, 1.50476, -0.00541452]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efficien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p popu</text:p>
          </table:table-cell>
          <table:table-cell office:value-type="string" calcext:value-type="string">
            <text:p>exp GDPPC</text:p>
          </table:table-cell>
          <table:table-cell/>
          <table:table-cell office:value-type="string" calcext:value-type="string">
            <text:p>exp GDPPC / exp popu</text:p>
          </table:table-cell>
          <table:table-cell/>
        </table:table-row>
        <table:table-row table:style-name="ro1">
          <table:table-cell office:value-type="string" calcext:value-type="string">
            <text:p>model5</text:p>
          </table:table-cell>
          <table:table-cell office:value-type="string" calcext:value-type="string">
            <text:p>dpopu/dt</text:p>
          </table:table-cell>
          <table:table-cell office:value-type="float" office:value="0.331911" calcext:value-type="float">
            <text:p>0.331911</text:p>
          </table:table-cell>
          <table:table-cell office:value-type="float" office:value="2.04555" calcext:value-type="float">
            <text:p>2.04555</text:p>
          </table:table-cell>
          <table:table-cell/>
          <table:table-cell table:formula="of:=[.D14]/[.C14]" office:value-type="float" office:value="6.16294729611251" calcext:value-type="float">
            <text:p>6.162947296112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GDPPC/dt</text:p>
          </table:table-cell>
          <table:table-cell office:value-type="float" office:value="0.53622" calcext:value-type="float">
            <text:p>0.53622</text:p>
          </table:table-cell>
          <table:table-cell office:value-type="float" office:value="1.64428" calcext:value-type="float">
            <text:p>1.64428</text:p>
          </table:table-cell>
          <table:table-cell/>
          <table:table-cell table:formula="of:=[.D15]/[.C15]" office:value-type="float" office:value="3.06642795867368" calcext:value-type="float">
            <text:p>3.066427958673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xp popu</text:p>
          </table:table-cell>
          <table:table-cell office:value-type="string" calcext:value-type="string">
            <text:p>exp GDPPC</text:p>
          </table:table-cell>
          <table:table-cell/>
          <table:table-cell office:value-type="string" calcext:value-type="string">
            <text:p>exp GDPPC / exp popu</text:p>
          </table:table-cell>
          <table:table-cell/>
        </table:table-row>
        <table:table-row table:style-name="ro1">
          <table:table-cell office:value-type="string" calcext:value-type="string">
            <text:p>model6</text:p>
          </table:table-cell>
          <table:table-cell office:value-type="string" calcext:value-type="string">
            <text:p>dpopu/dt</text:p>
          </table:table-cell>
          <table:table-cell office:value-type="float" office:value="0.27198" calcext:value-type="float">
            <text:p>0.27198</text:p>
          </table:table-cell>
          <table:table-cell office:value-type="float" office:value="1.86948" calcext:value-type="float">
            <text:p>1.86948</text:p>
          </table:table-cell>
          <table:table-cell/>
          <table:table-cell table:formula="of:=[.D18]/[.C18]" office:value-type="float" office:value="6.87359364659166" calcext:value-type="float">
            <text:p>6.873593646591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GDPPC/dt</text:p>
          </table:table-cell>
          <table:table-cell office:value-type="float" office:value="0.515811" calcext:value-type="float">
            <text:p>0.515811</text:p>
          </table:table-cell>
          <table:table-cell office:value-type="float" office:value="1.50476" calcext:value-type="float">
            <text:p>1.50476</text:p>
          </table:table-cell>
          <table:table-cell/>
          <table:table-cell table:formula="of:=[.D19]/[.C19]" office:value-type="float" office:value="2.91727008536072" calcext:value-type="float">
            <text:p>2.91727008536072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stant Preston</text:p>
          </table:table-cell>
          <table:table-cell office:value-type="string" calcext:value-type="string">
            <text:p>Historic Preston</text:p>
          </table:table-cell>
          <table:table-cell/>
          <table:table-cell office:value-type="string" calcext:value-type="string">
            <text:p>ratio Preston</text:p>
          </table:table-cell>
          <table:table-cell office:value-type="string" calcext:value-type="string">
            <text:p>2*ratio preston</text:p>
          </table:table-cell>
        </table:table-row>
        <table:table-row table:style-name="ro1">
          <table:table-cell/>
          <table:table-cell office:value-type="string" calcext:value-type="string">
            <text:p>Preston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D23]/[.C23]" office:value-type="float" office:value="1.66666666666667" calcext:value-type="float">
            <text:p>1.66666666666667</text:p>
          </table:table-cell>
          <table:table-cell table:formula="of:=[.F23]*2" office:value-type="float" office:value="3.33333333333333" calcext:value-type="float">
            <text:p>3.3333333333333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Explan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p popu coefficient stays for quant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xp GDDP coefficient stays for qual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uality is 3 times more important then quantity for dGDPPC/d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uality is 6 times more important then quantity for dpopu/dt, since popu itself penalizes itself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stant Preston (0.15) is not optimized for quality, but it expresses only quantity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storic Preston (0.25) is optimized for both quality and quantity.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herefore it lays at middle distance from quality and quantity extremes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 style:data-style-name="N2" text:time-value="11:31:34.403468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19:24.738053388</meta:creation-date>
    <meta:generator>LibreOffice/6.4.7.2$Linux_X86_64 LibreOffice_project/40$Build-2</meta:generator>
    <dc:date>2021-07-13T12:50:25.851771600</dc:date>
    <meta:editing-duration>PT3H42M44S</meta:editing-duration>
    <meta:editing-cycles>24</meta:editing-cycles>
    <meta:document-statistic meta:table-count="2" meta:cell-count="16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01cm" svg:height="12.821cm" xlink:href=".." xlink:type="simple" chart:class="chart:scatter" chart:column-mapping="0 1 3 2 4 5" chart:style-name="ch1">
        <chart:legend chart:legend-position="end" svg:x="18.335cm" svg:y="5.115cm" style:legend-expansion="high" chart:style-name="ch2"/>
        <chart:plot-area chart:style-name="ch3" table:cell-range-address="InstPrestonTrendLine.B8:InstPrestonTrendLine.E24 InstPrestonTrendLine.C6:InstPrestonTrendLine.E6 InstPrestonTrendLine.G6:InstPrestonTrendLine.G6 InstPrestonTrendLine.G8:InstPrestonTrendLine.G24 InstPrestonTrendLine.I6:InstPrestonTrendLine.I6 InstPrestonTrendLine.I8:InstPrestonTrendLine.I24" chart:data-source-has-labels="row" svg:x="0.456cm" svg:y="0.256cm" svg:width="17.423cm" svg:height="12.309cm">
          <chartooo:coordinate-region svg:x="1.077cm" svg:y="0.456cm" svg:width="16.337cm" svg:height="11.4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stPrestonTrendLine.C8:InstPrestonTrendLine.C24" chart:label-cell-address="InstPrestonTrendLine.C6:InstPrestonTrendLine.C6" chart:class="chart:scatter">
            <chart:domain table:cell-range-address="InstPrestonTrendLine.B8:InstPrestonTrendLine.B24"/>
            <chart:data-point chart:repeated="17"/>
          </chart:series>
          <chart:series chart:style-name="ch8" chart:values-cell-range-address="InstPrestonTrendLine.E8:InstPrestonTrendLine.E24" chart:label-cell-address="InstPrestonTrendLine.E6:InstPrestonTrendLine.E6" chart:class="chart:scatter">
            <chart:data-point chart:repeated="17"/>
          </chart:series>
          <chart:series chart:style-name="ch9" chart:values-cell-range-address="InstPrestonTrendLine.D8:InstPrestonTrendLine.D24" chart:label-cell-address="InstPrestonTrendLine.D6:InstPrestonTrendLine.D6" chart:class="chart:scatter">
            <chart:data-point chart:repeated="17"/>
          </chart:series>
          <chart:series chart:style-name="ch10" chart:values-cell-range-address="InstPrestonTrendLine.G8:InstPrestonTrendLine.G24" chart:label-cell-address="InstPrestonTrendLine.G6:InstPrestonTrendLine.G6" chart:class="chart:scatter">
            <chart:data-point chart:repeated="17"/>
          </chart:series>
          <chart:series chart:style-name="ch11" chart:values-cell-range-address="InstPrestonTrendLine.I8:InstPrestonTrendLine.I24" chart:label-cell-address="InstPrestonTrendLine.I6:InstPrestonTrendLine.I6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restonLEB_a(r)</text:p>
                <draw:g>
                  <svg:desc>InstPrestonTrendLine.C6:InstPrestonTrendLine.C6</svg:desc>
                </draw:g>
              </table:table-cell>
              <table:table-cell office:value-type="string">
                <text:p>PrestonLEB_c(r)</text:p>
                <draw:g>
                  <svg:desc>InstPrestonTrendLine.E6:InstPrestonTrendLine.E6</svg:desc>
                </draw:g>
              </table:table-cell>
              <table:table-cell office:value-type="string">
                <text:p>PrestonLEB_b(r)</text:p>
                <draw:g>
                  <svg:desc>InstPrestonTrendLine.D6:InstPrestonTrendLine.D6</svg:desc>
                </draw:g>
              </table:table-cell>
              <table:table-cell office:value-type="string">
                <text:p>LEBmodel5(r)</text:p>
                <draw:g>
                  <svg:desc>InstPrestonTrendLine.G6:InstPrestonTrendLine.G6</svg:desc>
                </draw:g>
              </table:table-cell>
              <table:table-cell office:value-type="string">
                <text:p>PrestonLEB_Approx</text:p>
                <draw:g>
                  <svg:desc>InstPrestonTrendLine.I6:InstPrestonTrendLine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InstPrestonTrendLine.B8:InstPrestonTrendLine.B24</svg:desc>
                </draw:g>
              </table:table-cell>
              <table:table-cell office:value-type="float" office:value="54.6808337546115">
                <text:p>54.6808337546115</text:p>
                <draw:g>
                  <svg:desc>InstPrestonTrendLine.C8:InstPrestonTrendLine.C24</svg:desc>
                </draw:g>
              </table:table-cell>
              <table:table-cell office:value-type="float" office:value="53.6030984660605">
                <text:p>53.6030984660605</text:p>
                <draw:g>
                  <svg:desc>InstPrestonTrendLine.E8:InstPrestonTrendLine.E24</svg:desc>
                </draw:g>
              </table:table-cell>
              <table:table-cell office:value-type="float" office:value="56.5110656021509">
                <text:p>56.5110656021509</text:p>
                <draw:g>
                  <svg:desc>InstPrestonTrendLine.D8:InstPrestonTrendLine.D24</svg:desc>
                </draw:g>
              </table:table-cell>
              <table:table-cell office:value-type="float" office:value="23.9329989156373">
                <text:p>23.9329989156373</text:p>
                <draw:g>
                  <svg:desc>InstPrestonTrendLine.G8:InstPrestonTrendLine.G24</svg:desc>
                </draw:g>
              </table:table-cell>
              <table:table-cell office:value-type="float" office:value="56.2960337555292">
                <text:p>56.2960337555292</text:p>
                <draw:g>
                  <svg:desc>InstPrestonTrendLine.I8:InstPrestonTrendLine.I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61.9705657348399">
                <text:p>61.9705657348399</text:p>
              </table:table-cell>
              <table:table-cell office:value-type="float" office:value="61.3153567325106">
                <text:p>61.3153567325106</text:p>
              </table:table-cell>
              <table:table-cell office:value-type="float" office:value="63.1473429930795">
                <text:p>63.1473429930795</text:p>
              </table:table-cell>
              <table:table-cell office:value-type="float" office:value="38.9439693145316">
                <text:p>38.9439693145316</text:p>
              </table:table-cell>
              <table:table-cell office:value-type="float" office:value="61.9563888157012">
                <text:p>61.9563888157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">
                <text:p>2500</text:p>
              </table:table-cell>
              <table:table-cell office:value-type="float" office:value="65.3600980787768">
                <text:p>65.3600980787768</text:p>
              </table:table-cell>
              <table:table-cell office:value-type="float" office:value="64.9013526113479">
                <text:p>64.9013526113479</text:p>
              </table:table-cell>
              <table:table-cell office:value-type="float" office:value="66.2330362560003">
                <text:p>66.2330362560003</text:p>
              </table:table-cell>
              <table:table-cell office:value-type="float" office:value="47.4743928870609">
                <text:p>47.4743928870609</text:p>
              </table:table-cell>
              <table:table-cell office:value-type="float" office:value="64.9233344232851">
                <text:p>64.92333442328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0">
                <text:p>3500</text:p>
              </table:table-cell>
              <table:table-cell office:value-type="float" office:value="67.5927259576531">
                <text:p>67.5927259576531</text:p>
              </table:table-cell>
              <table:table-cell office:value-type="float" office:value="67.2633877124288">
                <text:p>67.2633877124288</text:p>
              </table:table-cell>
              <table:table-cell office:value-type="float" office:value="68.2655304485344">
                <text:p>68.2655304485344</text:p>
              </table:table-cell>
              <table:table-cell office:value-type="float" office:value="53.7250069252965">
                <text:p>53.7250069252965</text:p>
              </table:table-cell>
              <table:table-cell office:value-type="float" office:value="67.0055431417972">
                <text:p>67.0055431417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">
                <text:p>4500</text:p>
              </table:table-cell>
              <table:table-cell office:value-type="float" office:value="69.2602977150683">
                <text:p>69.2602977150683</text:p>
              </table:table-cell>
              <table:table-cell office:value-type="float" office:value="69.0276149989608">
                <text:p>69.0276149989608</text:p>
              </table:table-cell>
              <table:table-cell office:value-type="float" office:value="69.7836203840081">
                <text:p>69.7836203840081</text:p>
              </table:table-cell>
              <table:table-cell office:value-type="float" office:value="58.7525236442566">
                <text:p>58.7525236442566</text:p>
              </table:table-cell>
              <table:table-cell office:value-type="float" office:value="68.6307831586237">
                <text:p>68.6307831586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0">
                <text:p>5500</text:p>
              </table:table-cell>
              <table:table-cell office:value-type="float" office:value="70.5918280477378">
                <text:p>70.5918280477378</text:p>
              </table:table-cell>
              <table:table-cell office:value-type="float" office:value="70.436323281105">
                <text:p>70.436323281105</text:p>
              </table:table-cell>
              <table:table-cell office:value-type="float" office:value="70.9957917870167">
                <text:p>70.9957917870167</text:p>
              </table:table-cell>
              <table:table-cell office:value-type="float" office:value="63.0023371676898">
                <text:p>63.0023371676898</text:p>
              </table:table-cell>
              <table:table-cell office:value-type="float" office:value="69.973229139231">
                <text:p>69.973229139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0">
                <text:p>6500</text:p>
              </table:table-cell>
              <table:table-cell office:value-type="float" office:value="71.7002987211118">
                <text:p>71.7002987211118</text:p>
              </table:table-cell>
              <table:table-cell office:value-type="float" office:value="71.6090429554405">
                <text:p>71.6090429554405</text:p>
              </table:table-cell>
              <table:table-cell office:value-type="float" office:value="72.004898690833">
                <text:p>72.004898690833</text:p>
              </table:table-cell>
              <table:table-cell office:value-type="float" office:value="66.7081725511202">
                <text:p>66.7081725511202</text:p>
              </table:table-cell>
              <table:table-cell office:value-type="float" office:value="71.1220240221677">
                <text:p>71.12202402216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">
                <text:p>7500</text:p>
              </table:table-cell>
              <table:table-cell office:value-type="float" office:value="72.6498300590051">
                <text:p>72.6498300590051</text:p>
              </table:table-cell>
              <table:table-cell office:value-type="float" office:value="72.613610877798">
                <text:p>72.613610877798</text:p>
              </table:table-cell>
              <table:table-cell office:value-type="float" office:value="72.8693136469289">
                <text:p>72.8693136469289</text:p>
              </table:table-cell>
              <table:table-cell office:value-type="float" office:value="70.0093147977759">
                <text:p>70.0093147977759</text:p>
              </table:table-cell>
              <table:table-cell office:value-type="float" office:value="72.1292500866709">
                <text:p>72.1292500866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0">
                <text:p>8500</text:p>
              </table:table-cell>
              <table:table-cell office:value-type="float" office:value="73.4803375777621">
                <text:p>73.4803375777621</text:p>
              </table:table-cell>
              <table:table-cell office:value-type="float" office:value="73.4922561413351">
                <text:p>73.4922561413351</text:p>
              </table:table-cell>
              <table:table-cell office:value-type="float" office:value="73.6253741282569">
                <text:p>73.6253741282569</text:p>
              </table:table-cell>
              <table:table-cell office:value-type="float" office:value="72.9960603822535">
                <text:p>72.9960603822535</text:p>
              </table:table-cell>
              <table:table-cell office:value-type="float" office:value="73.0281206955503">
                <text:p>73.02812069555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00">
                <text:p>9500</text:p>
              </table:table-cell>
              <table:table-cell office:value-type="float" office:value="74.2183641569725">
                <text:p>74.2183641569725</text:p>
              </table:table-cell>
              <table:table-cell office:value-type="float" office:value="74.2730600998089">
                <text:p>74.2730600998089</text:p>
              </table:table-cell>
              <table:table-cell office:value-type="float" office:value="74.2972436997037">
                <text:p>74.2972436997037</text:p>
              </table:table-cell>
              <table:table-cell office:value-type="float" office:value="75.7305788122562">
                <text:p>75.7305788122562</text:p>
              </table:table-cell>
              <table:table-cell office:value-type="float" office:value="73.8411832283797">
                <text:p>73.8411832283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00">
                <text:p>10500</text:p>
              </table:table-cell>
              <table:table-cell office:value-type="float" office:value="74.8824579378815">
                <text:p>74.8824579378815</text:p>
              </table:table-cell>
              <table:table-cell office:value-type="float" office:value="74.9756459788789">
                <text:p>74.9756459788789</text:p>
              </table:table-cell>
              <table:table-cell office:value-type="float" office:value="74.901807839463">
                <text:p>74.901807839463</text:p>
              </table:table-cell>
              <table:table-cell office:value-type="float" office:value="78.2576574751857">
                <text:p>78.2576574751857</text:p>
              </table:table-cell>
              <table:table-cell office:value-type="float" office:value="74.5844815949216">
                <text:p>74.5844815949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00">
                <text:p>11500</text:p>
              </table:table-cell>
              <table:table-cell office:value-type="float" office:value="75.4860920749878">
                <text:p>75.4860920749878</text:p>
              </table:table-cell>
              <table:table-cell office:value-type="float" office:value="75.6142678618831">
                <text:p>75.6142678618831</text:p>
              </table:table-cell>
              <table:table-cell office:value-type="float" office:value="75.4513319628925">
                <text:p>75.4513319628925</text:p>
              </table:table-cell>
              <table:table-cell office:value-type="float" office:value="80.6107234228661">
                <text:p>80.6107234228661</text:p>
              </table:table-cell>
              <table:table-cell office:value-type="float" office:value="75.2698592106492">
                <text:p>75.26985921064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00">
                <text:p>12500</text:p>
              </table:table-cell>
              <table:table-cell office:value-type="float" office:value="76.039362402942">
                <text:p>76.039362402942</text:p>
              </table:table-cell>
              <table:table-cell office:value-type="float" office:value="76.1996067566353">
                <text:p>76.1996067566353</text:p>
              </table:table-cell>
              <table:table-cell office:value-type="float" office:value="75.9550069098497">
                <text:p>75.9550069098497</text:p>
              </table:table-cell>
              <table:table-cell office:value-type="float" office:value="82.81544417942">
                <text:p>82.81544417942</text:p>
              </table:table-cell>
              <table:table-cell office:value-type="float" office:value="75.9063205352255">
                <text:p>75.9063205352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500">
                <text:p>13500</text:p>
              </table:table-cell>
              <table:table-cell office:value-type="float" office:value="76.5500296952967">
                <text:p>76.5500296952967</text:p>
              </table:table-cell>
              <table:table-cell office:value-type="float" office:value="76.7398732654109">
                <text:p>76.7398732654109</text:p>
              </table:table-cell>
              <table:table-cell office:value-type="float" office:value="76.4198977749367">
                <text:p>76.4198977749367</text:p>
              </table:table-cell>
              <table:table-cell office:value-type="float" office:value="84.8919945916227">
                <text:p>84.8919945916227</text:p>
              </table:table-cell>
              <table:table-cell office:value-type="float" office:value="76.5008795344297">
                <text:p>76.50087953442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00">
                <text:p>14500</text:p>
              </table:table-cell>
              <table:table-cell office:value-type="float" office:value="77.0241885049038">
                <text:p>77.0241885049038</text:p>
              </table:table-cell>
              <table:table-cell office:value-type="float" office:value="77.2415151925655">
                <text:p>77.2415151925655</text:p>
              </table:table-cell>
              <table:table-cell office:value-type="float" office:value="76.8515527927672">
                <text:p>76.8515527927672</text:p>
              </table:table-cell>
              <table:table-cell office:value-type="float" office:value="86.856544985395">
                <text:p>86.856544985395</text:p>
              </table:table-cell>
              <table:table-cell office:value-type="float" office:value="77.0591115686105">
                <text:p>77.0591115686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00">
                <text:p>15500</text:p>
              </table:table-cell>
              <table:table-cell office:value-type="float" office:value="77.4667124512523">
                <text:p>77.4667124512523</text:p>
              </table:table-cell>
              <table:table-cell office:value-type="float" office:value="77.7096886415462">
                <text:p>77.7096886415462</text:p>
              </table:table-cell>
              <table:table-cell office:value-type="float" office:value="77.2544087095639">
                <text:p>77.2544087095639</text:p>
              </table:table-cell>
              <table:table-cell office:value-type="float" office:value="88.722272754663">
                <text:p>88.722272754663</text:p>
              </table:table-cell>
              <table:table-cell office:value-type="float" office:value="77.585525390892">
                <text:p>77.5855253908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500">
                <text:p>16500</text:p>
              </table:table-cell>
              <table:table-cell office:value-type="float" office:value="77.8815600279662">
                <text:p>77.8815600279662</text:p>
              </table:table-cell>
              <table:table-cell office:value-type="float" office:value="78.1485815475552">
                <text:p>78.1485815475552</text:p>
              </table:table-cell>
              <table:table-cell office:value-type="float" office:value="77.6320691779453">
                <text:p>77.6320691779453</text:p>
              </table:table-cell>
              <table:table-cell office:value-type="float" office:value="90.5000705409515">
                <text:p>90.5000705409515</text:p>
              </table:table-cell>
              <table:table-cell office:value-type="float" office:value="78.0838215519173">
                <text:p>78.0838215519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